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仮団長
「おい！！　最後に入ったヤツはちゃんと
　ドア閉めて扉番だ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す、すんません！！」</text:p>
          </table:table-cell>
          <table:table-cell table:number-columns-repeated="1023"/>
        </table:table-row>
        <table:table-row>
          <table:table-cell table:style-name="ce0" office:value-type="string">
            <text:p>（・・・あっ！！！）</text:p>
          </table:table-cell>
          <table:table-cell table:number-columns-repeated="1023"/>
        </table:table-row>
        <table:table-row>
          <table:table-cell table:style-name="ce0" office:value-type="string">
            <text:p>（そ、そんな・・・どうしよう・・・！？）</text:p>
          </table:table-cell>
          <table:table-cell table:number-columns-repeated="1023"/>
        </table:table-row>
        <table:table-row>
          <table:table-cell table:style-name="ce0" office:value-type="string">
            <text:p>（これじゃ、この部屋から出られないよぉ！！）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、どうしよう・・・どうしよ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仮団長
「では、これから今週の盗賊会議を始め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朝礼時に伝えたとおり、今回の議題は
　『時間推移上における自己の存在』
　についてだ！！」</text:p>
          </table:table-cell>
          <table:table-cell table:number-columns-repeated="1023"/>
        </table:table-row>
        <table:table-row>
          <table:table-cell table:style-name="ce0" office:value-type="string">
            <text:p>（哲学っ！？）</text:p>
          </table:table-cell>
          <table:table-cell table:number-columns-repeated="1023"/>
        </table:table-row>
        <table:table-row>
          <table:table-cell table:style-name="ce0" office:value-type="string">
            <text:p>盗賊
「なので、自分自身を客観的に見ることが
　できるのは、必然的にその出来事が起こる前
　以外はありえないと考えます！」</text:p>
          </table:table-cell>
          <table:table-cell table:number-columns-repeated="1023"/>
        </table:table-row>
        <table:table-row>
          <table:table-cell table:style-name="ce0" office:value-type="string">
            <text:p>仮団長
「うむ、なかなか琴線に触れてくれ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他に意見は無いか！」</text:p>
          </table:table-cell>
          <table:table-cell table:number-columns-repeated="1023"/>
        </table:table-row>
        <table:table-row>
          <table:table-cell table:style-name="ce0" office:value-type="string">
            <text:p>（うぅ・・・はやく・・・はやく終わらないかな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、このままじゃ・・・ルミィさんを助ける前に
　我慢できなくなっちゃうよぉ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お手洗い行きたい・・・っ、お手洗い、お手洗い
　行きたいっ！）</text:p>
          </table:table-cell>
          <table:table-cell table:number-columns-repeated="1023"/>
        </table:table-row>
        <table:table-row>
          <table:table-cell table:style-name="ce0" office:value-type="string">
            <text:p>盗賊
「・・・よって、これについて議論すること自体が
　傲慢であり、建設的意味を一切持たないこと
　だと、私は主張します。」</text:p>
          </table:table-cell>
          <table:table-cell table:number-columns-repeated="1023"/>
        </table:table-row>
        <table:table-row>
          <table:table-cell table:style-name="ce0" office:value-type="string">
            <text:p>仮団長
「貴様のその意見、称賛すべき点と改め
　なければならん点があ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まず、タイ焼きをかじる方向についてだが・・・」</text:p>
          </table:table-cell>
          <table:table-cell table:number-columns-repeated="1023"/>
        </table:table-row>
        <table:table-row>
          <table:table-cell table:style-name="ce0" office:value-type="string">
            <text:p>（あぁぁ・・・も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そんな話、いいから・・・、お、お願い・・・はやく
　ドア開けてよぉ！）</text:p>
          </table:table-cell>
          <table:table-cell table:number-columns-repeated="1023"/>
        </table:table-row>
        <table:table-row>
          <table:table-cell table:style-name="ce0" office:value-type="string">
            <text:p>（もうだめ、我慢・・・我慢できな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で、出ちゃいそう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なるほど。　確かにタイ焼きがタイの姿を
　模しているのは、それを人間がタイ焼きと
　定義づけているからにすぎません。」</text:p>
          </table:table-cell>
          <table:table-cell table:number-columns-repeated="1023"/>
        </table:table-row>
        <table:table-row>
          <table:table-cell table:style-name="ce0" office:value-type="string">
            <text:p>盗賊
「ならば当然、頭としっぽの概念がタイ焼きに
　生まれるのは、本来の意味で考えれば・・・」</text:p>
          </table:table-cell>
          <table:table-cell table:number-columns-repeated="1023"/>
        </table:table-row>
        <table:table-row>
          <table:table-cell table:style-name="ce0" office:value-type="string">
            <text:p>（我慢・・・がまん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しここで・・・おしっこ出しちゃ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（透明化が解けて見つかっちゃう・・・！！！）</text:p>
          </table:table-cell>
          <table:table-cell table:number-columns-repeated="1023"/>
        </table:table-row>
        <table:table-row>
          <table:table-cell table:style-name="ce0" office:value-type="string">
            <text:p>（それだけは・・・そ、それだけはダメぇっ！！）</text:p>
          </table:table-cell>
          <table:table-cell table:number-columns-repeated="1023"/>
        </table:table-row>
        <table:table-row>
          <table:table-cell table:style-name="ce0" office:value-type="string">
            <text:p>（おしっこ・・・も、もうだめ・・・で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おしっこ・・・あぁぁ・・・で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仮団長
「さて、今回の会議では、</text:p>
          </table:table-cell>
          <table:table-cell table:number-columns-repeated="1023"/>
        </table:table-row>
        <table:table-row>
          <table:table-cell table:style-name="ce0" office:value-type="string">
            <text:p>仮団長
「『コーヒーにソースを入れると、水で3倍に
　薄めた牛乳なみにマズイ』という結論に
　至った。」</text:p>
          </table:table-cell>
          <table:table-cell table:number-columns-repeated="1023"/>
        </table:table-row>
        <table:table-row>
          <table:table-cell table:style-name="ce0" office:value-type="string">
            <text:p>仮団長
「有意義かどうかで言えば、まあ・・・うむ。」</text:p>
          </table:table-cell>
          <table:table-cell table:number-columns-repeated="1023"/>
        </table:table-row>
        <table:table-row>
          <table:table-cell table:style-name="ce0" office:value-type="string">
            <text:p>仮団長
「実に無駄な時間だったと言えよう。」</text:p>
          </table:table-cell>
          <table:table-cell table:number-columns-repeated="1023"/>
        </table:table-row>
        <table:table-row>
          <table:table-cell table:style-name="ce0" office:value-type="string">
            <text:p>（・・・ぁ、あ！　お、終わりそうっ！！）</text:p>
          </table:table-cell>
          <table:table-cell table:number-columns-repeated="1023"/>
        </table:table-row>
        <table:table-row>
          <table:table-cell table:style-name="ce0" office:value-type="string">
            <text:p>（お願い、は、早く！　早くドアを開けて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だめっ！　限界いぃっ！！　がまん
　できないっ！！　はやく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仮団長
「では、これにて今週の盗賊会議を終了す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各自、すみやかに持ち場にもどれ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はい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